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 style:list-style-name="L5">
      <style:text-properties fo:font-weight="bold" style:font-weight-asian="bold" style:font-weight-complex="bold"/>
    </style:style>
    <style:style style:name="P8" style:family="paragraph" style:parent-style-name="Standard" style:list-style-name="L6">
      <style:text-properties fo:font-weight="bold" style:font-weight-asian="bold" style:font-weight-complex="bold"/>
    </style:style>
    <style:style style:name="P9" style:family="paragraph" style:parent-style-name="Standard" style:list-style-name="L7">
      <style:text-properties fo:font-weight="bold" style:font-weight-asian="bold" style:font-weight-complex="bold"/>
    </style:style>
    <style:style style:name="P10" style:family="paragraph" style:parent-style-name="Standard" style:list-style-name="L8">
      <style:text-properties fo:font-weight="bold" style:font-weight-asian="bold" style:font-weight-complex="bold"/>
    </style:style>
    <style:style style:name="P11" style:family="paragraph" style:parent-style-name="Standard" style:list-style-name="L9">
      <style:text-properties fo:font-weight="bold" style:font-weight-asian="bold" style:font-weight-complex="bold"/>
    </style:style>
    <style:style style:name="P12" style:family="paragraph" style:parent-style-name="Standard" style:list-style-name="L10">
      <style:text-properties fo:font-weight="bold" style:font-weight-asian="bold" style:font-weight-complex="bold"/>
    </style:style>
    <style:style style:name="P13" style:family="paragraph" style:parent-style-name="Standard" style:list-style-name="L12">
      <style:text-properties fo:font-weight="bold" style:font-weight-asian="bold" style:font-weight-complex="bold"/>
    </style:style>
    <style:style style:name="P14" style:family="paragraph" style:parent-style-name="Standard" style:list-style-name="L13">
      <style:text-properties fo:font-weight="bold" style:font-weight-asian="bold" style:font-weight-complex="bold"/>
    </style:style>
    <style:style style:name="P15" style:family="paragraph" style:parent-style-name="Standard" style:list-style-name="L11"/>
    <style:style style:name="P16" style:family="paragraph" style:parent-style-name="Standard" style:list-style-name="L1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ehlssatz der einfachen Sprache (B)</text:p>
      <text:p text:style-name="Space"/>
      <text:p text:style-name="Standard">Zahl 1 (B):</text:p>
      <text:list xml:id="list2107598416039718626" text:style-name="L1">
        <text:list-item>
          <text:p text:style-name="P3">"Datenbote, bring Zahl vom Adressierer zum Rechenknecht, Blatt 2" </text:p>
        </text:list-item>
      </text:list>
      <text:p text:style-name="Space"/>
      <text:p text:style-name="Standard">Zahl 2 (B):</text:p>
      <text:list xml:id="list6995053264069055156" text:style-name="L2">
        <text:list-item>
          <text:p text:style-name="P4">"Datenbote, bring Zahl vom Rechenknecht, Blatt 2 zum Adressierer" </text:p>
        </text:list-item>
      </text:list>
      <text:p text:style-name="Space"/>
      <text:p text:style-name="Standard">Zahl 3 (B):</text:p>
      <text:list xml:id="list5160445358639790431" text:style-name="L3">
        <text:list-item>
          <text:p text:style-name="P5">"Datenbote, bring Zahl vom Adressierer zum Rechenknecht, Blatt 1; Rechenknecht, addieren" </text:p>
        </text:list-item>
      </text:list>
      <text:p text:style-name="Space"/>
      <text:p text:style-name="Standard">Zahl 4 (B):</text:p>
      <text:list xml:id="list7615078007455806306" text:style-name="L4">
        <text:list-item>
          <text:p text:style-name="P6">"Datenbote, bring Zahl vom Adressierer zum Bildschirm" </text:p>
        </text:list-item>
      </text:list>
      <text:p text:style-name="Space"/>
      <text:p text:style-name="Standard">Zahl 5 (B):</text:p>
      <text:list xml:id="list9132904608395573827" text:style-name="L5">
        <text:list-item>
          <text:p text:style-name="P7">"An alle, das Programm ist fertig" </text:p>
        </text:list-item>
      </text:list>
      <text:p text:style-name="Standard"/>
      <text:p text:style-name="P2">Befehlssatz der erweiterten Sprache (E)</text:p>
      <text:p text:style-name="Space"/>
      <text:p text:style-name="Standard">Zahl 1 (E):</text:p>
      <text:list xml:id="list863310899712347796" text:style-name="L6">
        <text:list-item>
          <text:p text:style-name="P8">"Datenbote, bring Zahl vom Adressierer zum Rechenknecht, Blatt 2" </text:p>
        </text:list-item>
      </text:list>
      <text:p text:style-name="Space"/>
      <text:p text:style-name="Standard">Zahl 2 (E):</text:p>
      <text:list xml:id="list6797955756812115539" text:style-name="L7">
        <text:list-item>
          <text:p text:style-name="P9">"Datenbote, bring Zahl vom Rechenknecht, Blatt 2 zum Adressierer" </text:p>
        </text:list-item>
      </text:list>
      <text:p text:style-name="Space"/>
      <text:p text:style-name="Standard">Zahl 3 (E):</text:p>
      <text:list xml:id="list4005381035104276134" text:style-name="L8">
        <text:list-item>
          <text:p text:style-name="P10">"Datenbote, bring Zahl vom Adressierer zum Rechenknecht, Blatt 1; Rechenknecht, addieren" </text:p>
        </text:list-item>
      </text:list>
      <text:p text:style-name="Space"/>
      <text:p text:style-name="Standard">Zahl 4 (E):</text:p>
      <text:list xml:id="list8882104939829153240" text:style-name="L9">
        <text:list-item>
          <text:p text:style-name="P11">"Datenbote, bring Zahl vom Adressierer zum Bildschirm" </text:p>
        </text:list-item>
      </text:list>
      <text:p text:style-name="Space"/>
      <text:p text:style-name="Standard">Zahl 5 (E):</text:p>
      <text:list xml:id="list32414548378931083" text:style-name="L10">
        <text:list-item>
          <text:p text:style-name="P12">"An alle, das Programm ist fertig" </text:p>
        </text:list-item>
      </text:list>
      <text:p text:style-name="Space"/>
      <text:p text:style-name="Standard">Zahl 6 (E):</text:p>
      <text:list xml:id="list4726619069454576958" text:style-name="L11">
        <text:list-item>
          <text:p text:style-name="P15"><text:span text:style-name="T1">"Speicherzeiger, setze Zahl auf Z"</text:span> (wobei Z = 2. Ziffer des aktuellen Befehls) </text:p>
        </text:list-item>
      </text:list>
      <text:p text:style-name="Space"/>
      <text:p text:style-name="Standard">Zahl 7 (E):</text:p>
      <text:list xml:id="list7264757645928366570" text:style-name="L12">
        <text:list-item>
          <text:p text:style-name="P13">"Datenbote, bring Zahl vom Adressierer zum Rechenknecht, Blatt 1; Rechenknecht, vergleichen" </text:p>
        </text:list-item>
      </text:list>
      <text:p text:style-name="Space"/>
      <text:p text:style-name="Standard">Zahl 8 (E):</text:p>
      <text:list xml:id="list3940066606023382225" text:style-name="L13">
        <text:list-item>
          <text:p text:style-name="P14">"Datenbote, hol Zahl vom Rechenknecht, Blatt 2 zu mir" </text:p>
        </text:list-item>
        <text:list-item>
          <text:p text:style-name="P16">Falls Zahl gleich 00, dann <text:span text:style-name="T1">"Speicherzeiger, setze Zahl auf Y"</text:span> (wobei Y = 2. Ziffer des aktuellen Befehls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Space" style:family="paragraph" style:parent-style-name="Frame_20_contents">
      <style:paragraph-properties fo:margin-top="0cm" fo:margin-bottom="1.3cm" loext:contextual-spacing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Jampen</meta:initial-creator>
    <meta:creation-date>2014-12-12T14:36:05.006407448</meta:creation-date>
    <dc:date>2016-12-12T16:08:40.353807163</dc:date>
    <dc:creator>Tom Jampen</dc:creator>
    <meta:editing-duration>PT4M19S</meta:editing-duration>
    <meta:editing-cycles>7</meta:editing-cycles>
    <meta:generator>LibreOffice/5.2.4.1$Linux_X86_64 LibreOffice_project/20m0$Build-1</meta:generator>
    <meta:document-statistic meta:table-count="0" meta:image-count="0" meta:object-count="0" meta:page-count="2" meta:paragraph-count="29" meta:word-count="198" meta:character-count="1190" meta:non-whitespace-character-count="1021"/>
  </office:meta>
</office:document-meta>
</file>